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4_2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K. Kohler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24, 1893</text:p>
      <text:p text:style-name="P5">Month<text:tab/><text:tab/><text:tab/><text:tab/><text:tab/><text:tab/>April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A photocopy is available in Box 19, FF 9.</text:p>
      <text:p text:style-name="P5"/>
      <text:p text:style-name="P5">VII Transcription</text:p>
      <text:p text:style-name="P2">(Symbols: ?=uncertain; []=supplied information; /=end of line)</text:p>
      <text:p text:style-name="P2"/>
      <text:p text:style-name="P2">[Page 1]</text:p>
      <text:p text:style-name="P2">DR. K. KOHLER,/</text:p>
      <text:p text:style-name="P2">115 EAST 71ST STREET,/</text:p>
      <text:p text:style-name="P3">New York, April 24th 1893/</text:p>
      <text:p text:style-name="P2">Rev Dr S. Morais, Philadelphia/</text:p>
      <text:p text:style-name="P2">Dear and revered brother colleague!/</text:p>
      <text:p text:style-name="P2"/>
      <text:p text:style-name="P2">Among the many workers in the field/ of Jewish religion and knowledge and pro-/moters of the cause dear and holy to every/ Jewish heart your name will forever/ stand forth prominently as a land mark/ of staunch and uncompromising loyalty/ to Jewish Orthodoxy in America pure/ and unspotted, and every friend and admirer/ of truth and principle will gladly tender to/ you this acknowledgment as an homage due/ to the man of sterling character and virtue,/ wherever opportunity offers./</text:p>
      <text:p text:style-name="P2">Such is now offered as I learn, rather/ somewhat late from the Jewish press this week/ on the joyful occasion of your seventieth/</text:p>
      <text:p text:style-name="P2">[Page 2]</text:p>
      <text:p text:style-name="P2">birthday, and I take pleasure in availing/ myself of the same while extending to you/ my most heart-felt congratulations on the/ same. <text:s/>May the benign grace of the God of Israel/ who has endowed you with the strength and enthusiasm/ of youth in His holy service to this very day, keep/ you vigorous and fresh for many years to come--/ [Hebrew]--and crown/ your work and the evening of your honored life/ with <text:soft-page-break/>signal blessing as one of the [Hebrew]/ With sincerest regards, [Hebrew]/ yours fraternally,/ Dr K Kohle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8T14:32:24.33</meta:creation-date>
    <dc:date>2012-03-22T12:18:38.61</dc:date>
    <dc:creator>Penn Libraries</dc:creator>
    <meta:editing-duration>PT00H06M06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71" meta:word-count="392" meta:character-count="2571"/>
  </office:meta>
</office:document-meta>
</file>